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ipt started on Sat 02 Feb 2013 02:38:53 PM EST<text:line-break/>#]0;landgrebea@aldenv162: ~/cs112/lab2#landgrebea@aldenv162:~/cs112/lab2$ exit####java UseFibonacci 8 all all\##[K##########[1@15#[C#[C#[C#[C#[C#[C#[C#[C#########3#[C#[C#[C#[C#[C#[C#[C#[C###########[1P7#[C#[C#[C#[C#[C#[C#[C#[C</text:p>
      <text:p text:style-name="Standard">Begin experiment with different Fibonacci implementations ...</text:p>
      <text:p text:style-name="Standard"/>
      <text:p text:style-name="Standard">(Recursive/int) The 7th Fibonacci number = 13.</text:p>
      <text:p text:style-name="Standard">(Recursive/long) The 7th Fibonacci number = 13.</text:p>
      <text:p text:style-name="Standard">(Iterative/int) The 7th Fibonacci number = 13.</text:p>
      <text:p text:style-name="Standard">(Iterative/long) The 7th Fibonacci number = 13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7 all all</text:p>
      <text:p text:style-name="Standard">Begin experiment with different Fibonacci implementations ...</text:p>
      <text:p text:style-name="Standard"/>
      <text:p text:style-name="Standard">(Recursive/int) The 7th Fibonacci number = 13.</text:p>
      <text:p text:style-name="Standard">(Recursive/long) The 7th Fibonacci number = 13.</text:p>
      <text:p text:style-name="Standard">(Iterative/int) The 7th Fibonacci number = 13.</text:p>
      <text:p text:style-name="Standard">(Iterative/long) The 7th Fibonacci number = 13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<text:soft-page-break/>#]0;landgrebea@aldenv162: ~/cs112/lab2#landgrebea@aldenv162:~/cs112/lab2$ java UseFibonacci 7 all all</text:p>
      <text:p text:style-name="Standard">Begin experiment with different Fibonacci implementations ...</text:p>
      <text:p text:style-name="Standard"/>
      <text:p text:style-name="Standard">(Recursive/int) The 7th Fibonacci number = 13.</text:p>
      <text:p text:style-name="Standard">(Recursive/long) The 7th Fibonacci number = 13.</text:p>
      <text:p text:style-name="Standard">(Iterative/int) The 7th Fibonacci number = 13.</text:p>
      <text:p text:style-name="Standard">(Iterative/long) The 7th Fibonacci number = 13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7 all all</text:p>
      <text:p text:style-name="Standard">Begin experiment with different Fibonacci implementations ...</text:p>
      <text:p text:style-name="Standard"/>
      <text:p text:style-name="Standard">(Recursive/int) The 7th Fibonacci number = 13.</text:p>
      <text:p text:style-name="Standard">(Recursive/long) The 7th Fibonacci number = 13.</text:p>
      <text:p text:style-name="Standard">(Iterative/int) The 7th Fibonacci number = 13.</text:p>
      <text:p text:style-name="Standard">(Iterative/long) The 7th Fibonacci number = 13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7 all all</text:p>
      <text:p text:style-name="Standard">Begin experiment with different Fibonacci implementations ...</text:p>
      <text:p text:style-name="Standard"><text:soft-page-break/></text:p>
      <text:p text:style-name="Standard">(Recursive/int) The 7th Fibonacci number = 13.</text:p>
      <text:p text:style-name="Standard">(Recursive/long) The 7th Fibonacci number = 13.</text:p>
      <text:p text:style-name="Standard">(Iterative/int) The 7th Fibonacci number = 13.</text:p>
      <text:p text:style-name="Standard">(Iterative/long) The 7th Fibonacci number = 13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7 all all###########################exit#[K####java UseFibonacci 8 all all\##[K##########[1@15#[C#[C#[C#[C#[C#[C#[C#[C#########3#[C#[C#[C#[C#[C#[C#[C#[C</text:p>
      <text:p text:style-name="Standard">Begin experiment with different Fibonacci implementations ...</text:p>
      <text:p text:style-name="Standard"/>
      <text:p text:style-name="Standard">(Recursive/int) The 13th Fibonacci number = 233.</text:p>
      <text:p text:style-name="Standard">(Recursive/long) The 13th Fibonacci number = 233.</text:p>
      <text:p text:style-name="Standard">(Iterative/int) The 13th Fibonacci number = 233.</text:p>
      <text:p text:style-name="Standard">(Iterative/long) The 13th Fibonacci number = 233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3 all all</text:p>
      <text:p text:style-name="Standard">Begin experiment with different Fibonacci implementations ...</text:p>
      <text:p text:style-name="Standard"/>
      <text:p text:style-name="Standard">(Recursive/int) The 13th Fibonacci number = 233.</text:p>
      <text:p text:style-name="Standard"><text:soft-page-break/>(Recursive/long) The 13th Fibonacci number = 233.</text:p>
      <text:p text:style-name="Standard">(Iterative/int) The 13th Fibonacci number = 233.</text:p>
      <text:p text:style-name="Standard">(Iterative/long) The 13th Fibonacci number = 233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3 all all</text:p>
      <text:p text:style-name="Standard">Begin experiment with different Fibonacci implementations ...</text:p>
      <text:p text:style-name="Standard"/>
      <text:p text:style-name="Standard">(Recursive/int) The 13th Fibonacci number = 233.</text:p>
      <text:p text:style-name="Standard">(Recursive/long) The 13th Fibonacci number = 233.</text:p>
      <text:p text:style-name="Standard">(Iterative/int) The 13th Fibonacci number = 233.</text:p>
      <text:p text:style-name="Standard">(Iterative/long) The 13th Fibonacci number = 233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3 all all</text:p>
      <text:p text:style-name="Standard">Begin experiment with different Fibonacci implementations ...</text:p>
      <text:p text:style-name="Standard"/>
      <text:p text:style-name="Standard">(Recursive/int) The 13th Fibonacci number = 233.</text:p>
      <text:p text:style-name="Standard">(Recursive/long) The 13th Fibonacci number = 233.</text:p>
      <text:p text:style-name="Standard">(Iterative/int) The 13th Fibonacci number = 233.</text:p>
      <text:p text:style-name="Standard">(Iterative/long) The 13th Fibonacci number = 233.</text:p>
      <text:p text:style-name="Standard"><text:soft-page-break/></text:p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3 all all</text:p>
      <text:p text:style-name="Standard">Begin experiment with different Fibonacci implementations ...</text:p>
      <text:p text:style-name="Standard"/>
      <text:p text:style-name="Standard">(Recursive/int) The 13th Fibonacci number = 233.</text:p>
      <text:p text:style-name="Standard">(Recursive/long) The 13th Fibonacci number = 233.</text:p>
      <text:p text:style-name="Standard">(Iterative/int) The 13th Fibonacci number = 233.</text:p>
      <text:p text:style-name="Standard">(Iterative/long) The 13th Fibonacci number = 233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3 all all###########[1P7#[C#[C#[C#[C#[C#[C#[C#[C###########################exit#[K####java UseFibonacci 8 all all\##[K##########[1@15#[C#[C#[C#[C#[C#[C#[C#[C#########3#[C#[C#[C#[C#[C#[C#[C#[C#########5#[C#[C#[C#[C#[C#[C#[C#[C</text:p>
      <text:p text:style-name="Standard">Begin experiment with different Fibonacci implementations ...</text:p>
      <text:p text:style-name="Standard"/>
      <text:p text:style-name="Standard">(Recursive/int) The 15th Fibonacci number = 610.</text:p>
      <text:p text:style-name="Standard">(Recursive/long) The 15th Fibonacci number = 610.</text:p>
      <text:p text:style-name="Standard">(Iterative/int) The 15th Fibonacci number = 610.</text:p>
      <text:p text:style-name="Standard"><text:soft-page-break/>(Iterative/long) The 15th Fibonacci number = 610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5 all all</text:p>
      <text:p text:style-name="Standard">Begin experiment with different Fibonacci implementations ...</text:p>
      <text:p text:style-name="Standard"/>
      <text:p text:style-name="Standard">(Recursive/int) The 15th Fibonacci number = 610.</text:p>
      <text:p text:style-name="Standard">(Recursive/long) The 15th Fibonacci number = 610.</text:p>
      <text:p text:style-name="Standard">(Iterative/int) The 15th Fibonacci number = 610.</text:p>
      <text:p text:style-name="Standard">(Iterative/long) The 15th Fibonacci number = 610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5 all all</text:p>
      <text:p text:style-name="Standard">Begin experiment with different Fibonacci implementations ...</text:p>
      <text:p text:style-name="Standard"/>
      <text:p text:style-name="Standard">(Recursive/int) The 15th Fibonacci number = 610.</text:p>
      <text:p text:style-name="Standard">(Recursive/long) The 15th Fibonacci number = 610.</text:p>
      <text:p text:style-name="Standard">(Iterative/int) The 15th Fibonacci number = 610.</text:p>
      <text:p text:style-name="Standard">(Iterative/long) The 15th Fibonacci number = 610.</text:p>
      <text:p text:style-name="Standard"/>
      <text:p text:style-name="Standard">IterativeFibonacciInt:</text:p>
      <text:p text:style-name="Standard"><text:soft-page-break/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5 all all</text:p>
      <text:p text:style-name="Standard">Begin experiment with different Fibonacci implementations ...</text:p>
      <text:p text:style-name="Standard"/>
      <text:p text:style-name="Standard">(Recursive/int) The 15th Fibonacci number = 610.</text:p>
      <text:p text:style-name="Standard">(Recursive/long) The 15th Fibonacci number = 610.</text:p>
      <text:p text:style-name="Standard">(Iterative/int) The 15th Fibonacci number = 610.</text:p>
      <text:p text:style-name="Standard">(Iterative/long) The 15th Fibonacci number = 610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5 all all</text:p>
      <text:p text:style-name="Standard">Begin experiment with different Fibonacci implementations ...</text:p>
      <text:p text:style-name="Standard"/>
      <text:p text:style-name="Standard">(Recursive/int) The 15th Fibonacci number = 610.</text:p>
      <text:p text:style-name="Standard">(Recursive/long) The 15th Fibonacci number = 610.</text:p>
      <text:p text:style-name="Standard">(Iterative/int) The 15th Fibonacci number = 610.</text:p>
      <text:p text:style-name="Standard">(Iterative/long) The 15th Fibonacci number = 610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oft-page-break/><text:s text:c="2"/>count = 1 <text:s/>total = 1 (ms) <text:s/>average = 1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5 all all#########3#[C#[C#[C#[C#[C#[C#[C#[C###########[1P7#[C#[C#[C#[C#[C#[C#[C#[C###########################exit#[K####java UseFibonacci 8 all all\##[K</text:p>
      <text:p text:style-name="Standard">Begin experiment with different Fibonacci implementations ...</text:p>
      <text:p text:style-name="Standard"/>
      <text:p text:style-name="Standard">(Recursive/int) The 8th Fibonacci number = 21.</text:p>
      <text:p text:style-name="Standard">(Recursive/long) The 8th Fibonacci number = 21.</text:p>
      <text:p text:style-name="Standard">(Iterative/int) The 8th Fibonacci number = 21.</text:p>
      <text:p text:style-name="Standard">(Iterative/long) The 8th Fibonacci number = 21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8 all all</text:p>
      <text:p text:style-name="Standard">Begin experiment with different Fibonacci implementations ...</text:p>
      <text:p text:style-name="Standard"/>
      <text:p text:style-name="Standard">(Recursive/int) The 8th Fibonacci number = 21.</text:p>
      <text:p text:style-name="Standard">(Recursive/long) The 8th Fibonacci number = 21.</text:p>
      <text:p text:style-name="Standard">(Iterative/int) The 8th Fibonacci number = 21.</text:p>
      <text:p text:style-name="Standard">(Iterative/long) The 8th Fibonacci number = 21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><text:soft-page-break/></text:p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8 all all</text:p>
      <text:p text:style-name="Standard">Begin experiment with different Fibonacci implementations ...</text:p>
      <text:p text:style-name="Standard"/>
      <text:p text:style-name="Standard">(Recursive/int) The 8th Fibonacci number = 21.</text:p>
      <text:p text:style-name="Standard">(Recursive/long) The 8th Fibonacci number = 21.</text:p>
      <text:p text:style-name="Standard">(Iterative/int) The 8th Fibonacci number = 21.</text:p>
      <text:p text:style-name="Standard">(Iterative/long) The 8th Fibonacci number = 21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8 all all</text:p>
      <text:p text:style-name="Standard">Begin experiment with different Fibonacci implementations ...</text:p>
      <text:p text:style-name="Standard"/>
      <text:p text:style-name="Standard">(Recursive/int) The 8th Fibonacci number = 21.</text:p>
      <text:p text:style-name="Standard">(Recursive/long) The 8th Fibonacci number = 21.</text:p>
      <text:p text:style-name="Standard">(Iterative/int) The 8th Fibonacci number = 21.</text:p>
      <text:p text:style-name="Standard">(Iterative/long) The 8th Fibonacci number = 21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><text:soft-page-break/></text:p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8 all all</text:p>
      <text:p text:style-name="Standard">Begin experiment with different Fibonacci implementations ...</text:p>
      <text:p text:style-name="Standard"/>
      <text:p text:style-name="Standard">(Recursive/int) The 8th Fibonacci number = 21.</text:p>
      <text:p text:style-name="Standard">(Recursive/long) The 8th Fibonacci number = 21.</text:p>
      <text:p text:style-name="Standard">(Iterative/int) The 8th Fibonacci number = 21.</text:p>
      <text:p text:style-name="Standard">(Iterative/long) The 8th Fibonacci number = 21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Yse##[K##[K##[KseFibonacci 18 all all</text:p>
      <text:p text:style-name="Standard">Begin experiment with different Fibonacci implementations ...</text:p>
      <text:p text:style-name="Standard"/>
      <text:p text:style-name="Standard">(Recursive/int) The 18th Fibonacci number = 2584.</text:p>
      <text:p text:style-name="Standard">(Recursive/long) The 18th Fibonacci number = 2584.</text:p>
      <text:p text:style-name="Standard">(Iterative/int) The 18th Fibonacci number = 2584.</text:p>
      <text:p text:style-name="Standard">(Iterative/long) The 18th Fibonacci number = 2584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1 (ms) <text:s/>average = 1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><text:soft-page-break/></text:p>
      <text:p text:style-name="Standard">... End experiment with different Fibonacci implementations</text:p>
      <text:p text:style-name="Standard">#]0;landgrebea@aldenv162: ~/cs112/lab2#landgrebea@aldenv162:~/cs112/lab2$ java UseFibonacci 18 all all</text:p>
      <text:p text:style-name="Standard">Begin experiment with different Fibonacci implementations ...</text:p>
      <text:p text:style-name="Standard"/>
      <text:p text:style-name="Standard">(Recursive/int) The 18th Fibonacci number = 2584.</text:p>
      <text:p text:style-name="Standard">(Recursive/long) The 18th Fibonacci number = 2584.</text:p>
      <text:p text:style-name="Standard">(Iterative/int) The 18th Fibonacci number = 2584.</text:p>
      <text:p text:style-name="Standard">(Iterative/long) The 18th Fibonacci number = 2584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1 (ms) <text:s/>average = 1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8 all all</text:p>
      <text:p text:style-name="Standard">Begin experiment with different Fibonacci implementations ...</text:p>
      <text:p text:style-name="Standard"/>
      <text:p text:style-name="Standard">(Recursive/int) The 18th Fibonacci number = 2584.</text:p>
      <text:p text:style-name="Standard">(Recursive/long) The 18th Fibonacci number = 2584.</text:p>
      <text:p text:style-name="Standard">(Iterative/int) The 18th Fibonacci number = 2584.</text:p>
      <text:p text:style-name="Standard">(Iterative/long) The 18th Fibonacci number = 2584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 (ms) <text:s/>average = 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8 <text:soft-page-break/>all all</text:p>
      <text:p text:style-name="Standard">Begin experiment with different Fibonacci implementations ...</text:p>
      <text:p text:style-name="Standard"/>
      <text:p text:style-name="Standard">(Recursive/int) The 18th Fibonacci number = 2584.</text:p>
      <text:p text:style-name="Standard">(Recursive/long) The 18th Fibonacci number = 2584.</text:p>
      <text:p text:style-name="Standard">(Iterative/int) The 18th Fibonacci number = 2584.</text:p>
      <text:p text:style-name="Standard">(Iterative/long) The 18th Fibonacci number = 2584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0 (ms) <text:s/>average = 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18 all all</text:p>
      <text:p text:style-name="Standard">Begin experiment with different Fibonacci implementations ...</text:p>
      <text:p text:style-name="Standard"/>
      <text:p text:style-name="Standard">(Recursive/int) The 18th Fibonacci number = 2584.</text:p>
      <text:p text:style-name="Standard">(Recursive/long) The 18th Fibonacci number = 2584.</text:p>
      <text:p text:style-name="Standard">(Iterative/int) The 18th Fibonacci number = 2584.</text:p>
      <text:p text:style-name="Standard">(Iterative/long) The 18th Fibonacci number = 2584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1 (ms) <text:s/>average = 1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2 (ms) <text:s/>average = 2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Use ##[K##[K##[K##[K#jaba##[K##[K##[Kva##[K##[Kava UseFb##[Kiob##[K##[Kbonacci 23 all all</text:p>
      <text:p text:style-name="Standard">Begin experiment with different Fibonacci implementations ...</text:p>
      <text:p text:style-name="Standard"/>
      <text:p text:style-name="Standard"><text:soft-page-break/>(Recursive/int) The 23th Fibonacci number = 28657.</text:p>
      <text:p text:style-name="Standard">(Recursive/long) The 23th Fibonacci number = 28657.</text:p>
      <text:p text:style-name="Standard">(Iterative/int) The 23th Fibonacci number = 28657.</text:p>
      <text:p text:style-name="Standard">(Iterative/long) The 23th Fibonacci number = 28657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2 (ms) <text:s/>average = 2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7 (ms) <text:s/>average = 7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3 all all</text:p>
      <text:p text:style-name="Standard">Begin experiment with different Fibonacci implementations ...</text:p>
      <text:p text:style-name="Standard"/>
      <text:p text:style-name="Standard">(Recursive/int) The 23th Fibonacci number = 28657.</text:p>
      <text:p text:style-name="Standard">(Recursive/long) The 23th Fibonacci number = 28657.</text:p>
      <text:p text:style-name="Standard">(Iterative/int) The 23th Fibonacci number = 28657.</text:p>
      <text:p text:style-name="Standard">(Iterative/long) The 23th Fibonacci number = 28657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3 (ms) <text:s/>average = 3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7 (ms) <text:s/>average = 7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3 all all</text:p>
      <text:p text:style-name="Standard">Begin experiment with different Fibonacci implementations ...</text:p>
      <text:p text:style-name="Standard"/>
      <text:p text:style-name="Standard">(Recursive/int) The 23th Fibonacci number = 28657.</text:p>
      <text:p text:style-name="Standard">(Recursive/long) The 23th Fibonacci number = 28657.</text:p>
      <text:p text:style-name="Standard">(Iterative/int) The 23th Fibonacci number = 28657.</text:p>
      <text:p text:style-name="Standard"><text:soft-page-break/>(Iterative/long) The 23th Fibonacci number = 28657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3 (ms) <text:s/>average = 3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8 (ms) <text:s/>average = 8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3 all all</text:p>
      <text:p text:style-name="Standard">Begin experiment with different Fibonacci implementations ...</text:p>
      <text:p text:style-name="Standard"/>
      <text:p text:style-name="Standard">(Recursive/int) The 23th Fibonacci number = 28657.</text:p>
      <text:p text:style-name="Standard">(Recursive/long) The 23th Fibonacci number = 28657.</text:p>
      <text:p text:style-name="Standard">(Iterative/int) The 23th Fibonacci number = 28657.</text:p>
      <text:p text:style-name="Standard">(Iterative/long) The 23th Fibonacci number = 28657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3 (ms) <text:s/>average = 3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 (ms) <text:s/>average = 9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3 all all</text:p>
      <text:p text:style-name="Standard">Begin experiment with different Fibonacci implementations ...</text:p>
      <text:p text:style-name="Standard"/>
      <text:p text:style-name="Standard">(Recursive/int) The 23th Fibonacci number = 28657.</text:p>
      <text:p text:style-name="Standard">(Recursive/long) The 23th Fibonacci number = 28657.</text:p>
      <text:p text:style-name="Standard">(Iterative/int) The 23th Fibonacci number = 28657.</text:p>
      <text:p text:style-name="Standard">(Iterative/long) The 23th Fibonacci number = 28657.</text:p>
      <text:p text:style-name="Standard"/>
      <text:p text:style-name="Standard">IterativeFibonacciInt:</text:p>
      <text:p text:style-name="Standard"><text:soft-page-break/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2 (ms) <text:s/>average = 2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8 (ms) <text:s/>average = 8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##[K##[KSE##[K##[KseFibonacci SE##[K##[K##[K 36 ALL ##[K##[K##[K##[K all ##[K##[K##[K##[K##[K##[K <text:s/>##[K##[K all all</text:p>
      <text:p text:style-name="Standard">Begin experiment with different Fibonacci implementations ...</text:p>
      <text:p text:style-name="Standard"/>
      <text:p text:style-name="Standard">(Recursive/int) The 36th Fibonacci number = 14930352.</text:p>
      <text:p text:style-name="Standard">(Recursive/long) The 36th Fibonacci number = 14930352.</text:p>
      <text:p text:style-name="Standard">(Iterative/int) The 36th Fibonacci number = 14930352.</text:p>
      <text:p text:style-name="Standard">(Iterative/long) The 36th Fibonacci number = 14930352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91 (ms) <text:s/>average = 91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0 (ms) <text:s/>average = 90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6 all all</text:p>
      <text:p text:style-name="Standard">Begin experiment with different Fibonacci implementations ...</text:p>
      <text:p text:style-name="Standard"/>
      <text:p text:style-name="Standard">(Recursive/int) The 36th Fibonacci number = 14930352.</text:p>
      <text:p text:style-name="Standard">(Recursive/long) The 36th Fibonacci number = 14930352.</text:p>
      <text:p text:style-name="Standard">(Iterative/int) The 36th Fibonacci number = 14930352.</text:p>
      <text:p text:style-name="Standard">(Iterative/long) The 36th Fibonacci number = 14930352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<text:soft-page-break/>RecursiveFibonacciLong:</text:p>
      <text:p text:style-name="Standard"><text:s text:c="2"/>count = 1 <text:s/>total = 87 (ms) <text:s/>average = 87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0 (ms) <text:s/>average = 90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6 all all</text:p>
      <text:p text:style-name="Standard">Begin experiment with different Fibonacci implementations ...</text:p>
      <text:p text:style-name="Standard"/>
      <text:p text:style-name="Standard">(Recursive/int) The 36th Fibonacci number = 14930352.</text:p>
      <text:p text:style-name="Standard">(Recursive/long) The 36th Fibonacci number = 14930352.</text:p>
      <text:p text:style-name="Standard">(Iterative/int) The 36th Fibonacci number = 14930352.</text:p>
      <text:p text:style-name="Standard">(Iterative/long) The 36th Fibonacci number = 14930352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90 (ms) <text:s/>average = 90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0 (ms) <text:s/>average = 90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6 all all</text:p>
      <text:p text:style-name="Standard">Begin experiment with different Fibonacci implementations ...</text:p>
      <text:p text:style-name="Standard"/>
      <text:p text:style-name="Standard">(Recursive/int) The 36th Fibonacci number = 14930352.</text:p>
      <text:p text:style-name="Standard">(Recursive/long) The 36th Fibonacci number = 14930352.</text:p>
      <text:p text:style-name="Standard">(Iterative/int) The 36th Fibonacci number = 14930352.</text:p>
      <text:p text:style-name="Standard">(Iterative/long) The 36th Fibonacci number = 14930352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87 (ms) <text:s/>average = 87.0 (ms)</text:p>
      <text:p text:style-name="Standard"/>
      <text:p text:style-name="Standard"><text:soft-page-break/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3 (ms) <text:s/>average = 93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6 all all</text:p>
      <text:p text:style-name="Standard">Begin experiment with different Fibonacci implementations ...</text:p>
      <text:p text:style-name="Standard"/>
      <text:p text:style-name="Standard">(Recursive/int) The 36th Fibonacci number = 14930352.</text:p>
      <text:p text:style-name="Standard">(Recursive/long) The 36th Fibonacci number = 14930352.</text:p>
      <text:p text:style-name="Standard">(Iterative/int) The 36th Fibonacci number = 14930352.</text:p>
      <text:p text:style-name="Standard">(Iterative/long) The 36th Fibonacci number = 14930352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86 (ms) <text:s/>average = 86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4 (ms) <text:s/>average = 94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Use##[K##[K##[K##java UseFibonacci 42 all all</text:p>
      <text:p text:style-name="Standard">Begin experiment with different Fibonacci implementations ...</text:p>
      <text:p text:style-name="Standard"/>
      <text:p text:style-name="Standard">(Recursive/int) The 42th Fibonacci number = 267914296.</text:p>
      <text:p text:style-name="Standard">(Recursive/long) The 42th Fibonacci number = 267914296.</text:p>
      <text:p text:style-name="Standard">(Iterative/int) The 42th Fibonacci number = 267914296.</text:p>
      <text:p text:style-name="Standard">(Iterative/long) The 42th Fibonacci number = 267914296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1509 (ms) <text:s/>average = 1509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<text:soft-page-break/>RecursiveFibonacciInt:</text:p>
      <text:p text:style-name="Standard"><text:s text:c="2"/>count = 1 <text:s/>total = 1499 (ms) <text:s/>average = 1499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42 all all</text:p>
      <text:p text:style-name="Standard">Begin experiment with different Fibonacci implementations ...</text:p>
      <text:p text:style-name="Standard"/>
      <text:p text:style-name="Standard">(Recursive/int) The 42th Fibonacci number = 267914296.</text:p>
      <text:p text:style-name="Standard">(Recursive/long) The 42th Fibonacci number = 267914296.</text:p>
      <text:p text:style-name="Standard">(Iterative/int) The 42th Fibonacci number = 267914296.</text:p>
      <text:p text:style-name="Standard">(Iterative/long) The 42th Fibonacci number = 267914296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1504 (ms) <text:s/>average = 1504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495 (ms) <text:s/>average = 1495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42 all all</text:p>
      <text:p text:style-name="Standard">Begin experiment with different Fibonacci implementations ...</text:p>
      <text:p text:style-name="Standard"/>
      <text:p text:style-name="Standard">(Recursive/int) The 42th Fibonacci number = 267914296.</text:p>
      <text:p text:style-name="Standard">(Recursive/long) The 42th Fibonacci number = 267914296.</text:p>
      <text:p text:style-name="Standard">(Iterative/int) The 42th Fibonacci number = 267914296.</text:p>
      <text:p text:style-name="Standard">(Iterative/long) The 42th Fibonacci number = 267914296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1506 (ms) <text:s/>average = 1506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500 (ms) <text:s/>average = 1500.0 (ms)</text:p>
      <text:p text:style-name="Standard"/>
      <text:p text:style-name="Standard"><text:soft-page-break/>... End experiment with different Fibonacci implementations</text:p>
      <text:p text:style-name="Standard">#]0;landgrebea@aldenv162: ~/cs112/lab2#landgrebea@aldenv162:~/cs112/lab2$ java UseFibonacci 42 all all</text:p>
      <text:p text:style-name="Standard">Begin experiment with different Fibonacci implementations ...</text:p>
      <text:p text:style-name="Standard"/>
      <text:p text:style-name="Standard">(Recursive/int) The 42th Fibonacci number = 267914296.</text:p>
      <text:p text:style-name="Standard">(Recursive/long) The 42th Fibonacci number = 267914296.</text:p>
      <text:p text:style-name="Standard">(Iterative/int) The 42th Fibonacci number = 267914296.</text:p>
      <text:p text:style-name="Standard">(Iterative/long) The 42th Fibonacci number = 267914296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1509 (ms) <text:s/>average = 1509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506 (ms) <text:s/>average = 1506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42 all all</text:p>
      <text:p text:style-name="Standard">Begin experiment with different Fibonacci implementations ...</text:p>
      <text:p text:style-name="Standard"/>
      <text:p text:style-name="Standard">(Recursive/int) The 42th Fibonacci number = 267914296.</text:p>
      <text:p text:style-name="Standard">(Recursive/long) The 42th Fibonacci number = 267914296.</text:p>
      <text:p text:style-name="Standard">(Iterative/int) The 42th Fibonacci number = 267914296.</text:p>
      <text:p text:style-name="Standard">(Iterative/long) The 42th Fibonacci number = 267914296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1508 (ms) <text:s/>average = 1508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497 (ms) <text:s/>average = 1497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7 all all</text:p>
      <text:p text:style-name="Standard"><text:soft-page-break/>Begin experiment with different Fibonacci implementations ...</text:p>
      <text:p text:style-name="Standard"/>
      <text:p text:style-name="Standard">(Recursive/int) The 27th Fibonacci number = 196418.</text:p>
      <text:p text:style-name="Standard">(Recursive/long) The 27th Fibonacci number = 196418.</text:p>
      <text:p text:style-name="Standard">(Iterative/int) The 27th Fibonacci number = 196418.</text:p>
      <text:p text:style-name="Standard">(Iterative/long) The 27th Fibonacci number = 196418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4 (ms) <text:s/>average = 4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7 (ms) <text:s/>average = 7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7 all all</text:p>
      <text:p text:style-name="Standard">Begin experiment with different Fibonacci implementations ...</text:p>
      <text:p text:style-name="Standard"/>
      <text:p text:style-name="Standard">(Recursive/int) The 27th Fibonacci number = 196418.</text:p>
      <text:p text:style-name="Standard">(Recursive/long) The 27th Fibonacci number = 196418.</text:p>
      <text:p text:style-name="Standard">(Iterative/int) The 27th Fibonacci number = 196418.</text:p>
      <text:p text:style-name="Standard">(Iterative/long) The 27th Fibonacci number = 196418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3 (ms) <text:s/>average = 3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 (ms) <text:s/>average = 9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7 all all</text:p>
      <text:p text:style-name="Standard">Begin experiment with different Fibonacci implementations ...</text:p>
      <text:p text:style-name="Standard"/>
      <text:p text:style-name="Standard">(Recursive/int) The 27th Fibonacci number = 196418.</text:p>
      <text:p text:style-name="Standard"><text:soft-page-break/>(Recursive/long) The 27th Fibonacci number = 196418.</text:p>
      <text:p text:style-name="Standard">(Iterative/int) The 27th Fibonacci number = 196418.</text:p>
      <text:p text:style-name="Standard">(Iterative/long) The 27th Fibonacci number = 196418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4 (ms) <text:s/>average = 4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10 (ms) <text:s/>average = 10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7 all all</text:p>
      <text:p text:style-name="Standard">Begin experiment with different Fibonacci implementations ...</text:p>
      <text:p text:style-name="Standard"/>
      <text:p text:style-name="Standard">(Recursive/int) The 27th Fibonacci number = 196418.</text:p>
      <text:p text:style-name="Standard">(Recursive/long) The 27th Fibonacci number = 196418.</text:p>
      <text:p text:style-name="Standard">(Iterative/int) The 27th Fibonacci number = 196418.</text:p>
      <text:p text:style-name="Standard">(Iterative/long) The 27th Fibonacci number = 196418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3 (ms) <text:s/>average = 3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9 (ms) <text:s/>average = 9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27 all all</text:p>
      <text:p text:style-name="Standard">Begin experiment with different Fibonacci implementations ...</text:p>
      <text:p text:style-name="Standard"/>
      <text:p text:style-name="Standard">(Recursive/int) The 27th Fibonacci number = 196418.</text:p>
      <text:p text:style-name="Standard">(Recursive/long) The 27th Fibonacci number = 196418.</text:p>
      <text:p text:style-name="Standard">(Iterative/int) The 27th Fibonacci number = 196418.</text:p>
      <text:p text:style-name="Standard">(Iterative/long) The 27th Fibonacci number = 196418.</text:p>
      <text:p text:style-name="Standard"><text:soft-page-break/></text:p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3 (ms) <text:s/>average = 3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8 (ms) <text:s/>average = 8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<text:s/>##[K##[K 354##[K##[K4 all all</text:p>
      <text:p text:style-name="Standard">Begin experiment with different Fibonacci implementations ...</text:p>
      <text:p text:style-name="Standard"/>
      <text:p text:style-name="Standard">(Recursive/int) The 34th Fibonacci number = 5702887.</text:p>
      <text:p text:style-name="Standard">(Recursive/long) The 34th Fibonacci number = 5702887.</text:p>
      <text:p text:style-name="Standard">(Iterative/int) The 34th Fibonacci number = 5702887.</text:p>
      <text:p text:style-name="Standard">(Iterative/long) The 34th Fibonacci number = 5702887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34 (ms) <text:s/>average = 34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40 (ms) <text:s/>average = 40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4 all all</text:p>
      <text:p text:style-name="Standard">Begin experiment with different Fibonacci implementations ...</text:p>
      <text:p text:style-name="Standard"/>
      <text:p text:style-name="Standard">(Recursive/int) The 34th Fibonacci number = 5702887.</text:p>
      <text:p text:style-name="Standard">(Recursive/long) The 34th Fibonacci number = 5702887.</text:p>
      <text:p text:style-name="Standard">(Iterative/int) The 34th Fibonacci number = 5702887.</text:p>
      <text:p text:style-name="Standard">(Iterative/long) The 34th Fibonacci number = 5702887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><text:soft-page-break/></text:p>
      <text:p text:style-name="Standard">RecursiveFibonacciLong:</text:p>
      <text:p text:style-name="Standard"><text:s text:c="2"/>count = 1 <text:s/>total = 35 (ms) <text:s/>average = 35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39 (ms) <text:s/>average = 39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4 all all</text:p>
      <text:p text:style-name="Standard">Begin experiment with different Fibonacci implementations ...</text:p>
      <text:p text:style-name="Standard"/>
      <text:p text:style-name="Standard">(Recursive/int) The 34th Fibonacci number = 5702887.</text:p>
      <text:p text:style-name="Standard">(Recursive/long) The 34th Fibonacci number = 5702887.</text:p>
      <text:p text:style-name="Standard">(Iterative/int) The 34th Fibonacci number = 5702887.</text:p>
      <text:p text:style-name="Standard">(Iterative/long) The 34th Fibonacci number = 5702887.</text:p>
      <text:p text:style-name="Standard"/>
      <text:p text:style-name="Standard">IterativeFibonacciInt:</text:p>
      <text:p text:style-name="Standard"><text:s text:c="2"/>count = 1 <text:s/>total = 1 (ms) <text:s/>average = 1.0 (ms)</text:p>
      <text:p text:style-name="Standard"/>
      <text:p text:style-name="Standard">RecursiveFibonacciLong:</text:p>
      <text:p text:style-name="Standard"><text:s text:c="2"/>count = 1 <text:s/>total = 36 (ms) <text:s/>average = 36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41 (ms) <text:s/>average = 41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4 all all</text:p>
      <text:p text:style-name="Standard">Begin experiment with different Fibonacci implementations ...</text:p>
      <text:p text:style-name="Standard"/>
      <text:p text:style-name="Standard">(Recursive/int) The 34th Fibonacci number = 5702887.</text:p>
      <text:p text:style-name="Standard">(Recursive/long) The 34th Fibonacci number = 5702887.</text:p>
      <text:p text:style-name="Standard">(Iterative/int) The 34th Fibonacci number = 5702887.</text:p>
      <text:p text:style-name="Standard">(Iterative/long) The 34th Fibonacci number = 5702887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35 (ms) <text:s/>average = 35.0 (ms)</text:p>
      <text:p text:style-name="Standard"><text:soft-page-break/></text:p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45 (ms) <text:s/>average = 45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java UseFibonacci 34 all all</text:p>
      <text:p text:style-name="Standard">Begin experiment with different Fibonacci implementations ...</text:p>
      <text:p text:style-name="Standard"/>
      <text:p text:style-name="Standard">(Recursive/int) The 34th Fibonacci number = 5702887.</text:p>
      <text:p text:style-name="Standard">(Recursive/long) The 34th Fibonacci number = 5702887.</text:p>
      <text:p text:style-name="Standard">(Iterative/int) The 34th Fibonacci number = 5702887.</text:p>
      <text:p text:style-name="Standard">(Iterative/long) The 34th Fibonacci number = 5702887.</text:p>
      <text:p text:style-name="Standard"/>
      <text:p text:style-name="Standard">IterativeFibonacciInt:</text:p>
      <text:p text:style-name="Standard"><text:s text:c="2"/>count = 1 <text:s/>total = 2 (ms) <text:s/>average = 2.0 (ms)</text:p>
      <text:p text:style-name="Standard"/>
      <text:p text:style-name="Standard">RecursiveFibonacciLong:</text:p>
      <text:p text:style-name="Standard"><text:s text:c="2"/>count = 1 <text:s/>total = 35 (ms) <text:s/>average = 35.0 (ms)</text:p>
      <text:p text:style-name="Standard"/>
      <text:p text:style-name="Standard">IterativeFibonacciLong:</text:p>
      <text:p text:style-name="Standard"><text:s text:c="2"/>count = 1 <text:s/>total = 0 (ms) <text:s/>average = 0.0 (ms)</text:p>
      <text:p text:style-name="Standard"/>
      <text:p text:style-name="Standard">RecursiveFibonacciInt:</text:p>
      <text:p text:style-name="Standard"><text:s text:c="2"/>count = 1 <text:s/>total = 40 (ms) <text:s/>average = 40.0 (ms)</text:p>
      <text:p text:style-name="Standard"/>
      <text:p text:style-name="Standard">... End experiment with different Fibonacci implementations</text:p>
      <text:p text:style-name="Standard">#]0;landgrebea@aldenv162: ~/cs112/lab2#landgrebea@aldenv162:~/cs112/lab2$ exit</text:p>
      <text:p text:style-name="Standard">exit</text:p>
      <text:p text:style-name="Standard"><text:span text:style-name="T2"><text:line-break/>Script done on Sat 02 Feb 2013 02:45:23 PM EST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2-02T14:45:36</meta:creation-date>
    <dc:date>2013-02-02T16:33:17</dc:date>
    <dc:creator>Andreas Landgrebe</dc:creator>
    <meta:editing-duration>PT1H22M21S</meta:editing-duration>
    <meta:editing-cycles>1</meta:editing-cycles>
    <meta:document-statistic meta:table-count="0" meta:image-count="0" meta:object-count="0" meta:page-count="24" meta:paragraph-count="753" meta:word-count="4894" meta:character-count="36147" meta:non-whitespace-character-count="31202"/>
    <meta:generator>LibreOffice/3.5$Linux_X86_64 LibreOffice_project/350m1$Build-2</meta:generator>
  </office:meta>
</office:document-meta>
</file>